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09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Round 1 (160pt)</text:p>
          </table:table-cell>
          <table:table-cell office:value-type="string">
            <text:p>Round 2 (240pt)</text:p>
          </table:table-cell>
          <table:table-cell office:value-type="string">
            <text:p>Round 3 (220pt)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Adam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table:formula="of:=SUM([.B2:.D2])" office:value-type="float" office:value="450">
            <text:p>450</text:p>
          </table:table-cell>
        </table:table-row>
        <table:table-row table:style-name="ro1">
          <table:table-cell office:value-type="string">
            <text:p>Colin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43">
            <text:p>43</text:p>
          </table:table-cell>
          <table:table-cell table:formula="of:=SUM([.B3:.D3])" office:value-type="float" office:value="334">
            <text:p>334</text:p>
          </table:table-cell>
        </table:table-row>
        <table:table-row table:style-name="ro1">
          <table:table-cell office:value-type="string">
            <text:p>Shengnuo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table:formula="of:=SUM([.B4:.D4])" office:value-type="float" office:value="220">
            <text:p>220</text:p>
          </table:table-cell>
        </table:table-row>
        <table:table-row table:style-name="ro1">
          <table:table-cell office:value-type="string">
            <text:p>Arthur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table:formula="of:=SUM([.B5:.D5])" office:value-type="float" office:value="195">
            <text:p>195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  <table:table-cell table:formula="of:=SUM([.B6:.D6])" office:value-type="float" office:value="187">
            <text:p>187</text:p>
          </table:table-cell>
        </table:table-row>
        <table:table-row table:style-name="ro1">
          <table:table-cell office:value-type="string">
            <text:p>Heet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formula="of:=SUM([.B7:.D7])" office:value-type="float" office:value="163">
            <text:p>163</text:p>
          </table:table-cell>
        </table:table-row>
        <table:table-row table:style-name="ro1">
          <table:table-cell office:value-type="string">
            <text:p>Abhishek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formula="of:=SUM([.B8:.D8])" office:value-type="float" office:value="132">
            <text:p>132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E8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/00/0000</text:date>, <text:time style:data-style-name="N2" text:time-value="0000-00-00T22:02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13:19:06</meta:creation-date>
    <meta:editing-duration>P0D</meta:editing-duration>
    <meta:editing-cycles>3</meta:editing-cycles>
    <meta:generator>LibreOffice/4.0.2.2$Linux_X86_64 LibreOffice_project/400m0$Build-2</meta:generator>
    <dc:date>2013-04-20T22:33:59</dc:date>
    <dc:creator>Shaun Ren</dc:creator>
    <meta:document-statistic meta:table-count="1" meta:cell-count="39" meta:object-count="0"/>
  </office:meta>
</office:document-meta>
</file>